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_ les flèches ne n'apparaissent plus en bout de bande</text:p>
      <text:p text:style-name="Standard">_ visualisateur miniature tri chronologique (plus récent à gauche)</text:p>
      <text:p text:style-name="Standard"><text:s text:c="3"/>datage des fichiers à importer pour pouvoir changer et les placer où je veu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31T20:53:17.04</meta:creation-date>
    <dc:date>2010-05-31T20:55:17.70</dc:date>
    <meta:editing-duration>PT00H02M02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1" meta:paragraph-count="3" meta:word-count="33" meta:character-count="198"/>
  </office:meta>
</office:document-meta>
</file>